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5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126.63mm"/>
    </style:style>
    <style:style style:name="co9" style:family="table-column">
      <style:table-column-properties fo:break-before="auto" style:column-width="63.5mm"/>
    </style:style>
    <style:style style:name="co10" style:family="table-column">
      <style:table-column-properties fo:break-before="auto" style:column-width="114.65mm"/>
    </style:style>
    <style:style style:name="co11" style:family="table-column">
      <style:table-column-properties fo:break-before="auto" style:column-width="50.8mm"/>
    </style:style>
    <style:style style:name="co18" style:family="table-column">
      <style:table-column-properties fo:break-before="auto" style:column-width="90.13mm"/>
    </style:style>
    <style:style style:name="co19" style:family="table-column">
      <style:table-column-properties fo:break-before="auto" style:column-width="38.1mm"/>
    </style:style>
    <style:style style:name="co20" style:family="table-column">
      <style:table-column-properties fo:break-before="auto" style:column-width="100.75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71.61mm"/>
    </style:style>
    <style:style style:name="co23" style:family="table-column">
      <style:table-column-properties fo:break-before="auto" style:column-width="29.14mm"/>
    </style:style>
    <style:style style:name="co24" style:family="table-column">
      <style:table-column-properties fo:break-before="auto" style:column-width="32.4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115.46mm"/>
    </style:style>
    <style:style style:name="co27" style:family="table-column">
      <style:table-column-properties fo:break-before="auto" style:column-width="64.54mm"/>
    </style:style>
    <style:style style:name="co28" style:family="table-column">
      <style:table-column-properties fo:break-before="auto" style:column-width="127.44mm"/>
    </style:style>
    <style:style style:name="co29" style:family="table-column">
      <style:table-column-properties fo:break-before="auto" style:column-width="62.35mm"/>
    </style:style>
    <style:style style:name="co30" style:family="table-column">
      <style:table-column-properties fo:break-before="auto" style:column-width="121.7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99ffff"/>
    </style:style>
    <style:style style:name="ta5" style:family="table" style:master-page-name="Default">
      <style:table-properties table:display="true" style:writing-mode="lr-tb" tableooo:tab-color="#9933ff"/>
    </style:style>
    <style:style style:name="ta6" style:family="table" style:master-page-name="Default">
      <style:table-properties table:display="true" style:writing-mode="lr-tb" tableooo:tab-color="#ff9999"/>
    </style:style>
    <number:number-style style:name="N10000" number:language="en" number:country="US">
      <number:number number:min-integer-digits="1"/>
    </number:number-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2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1" style:family="table-cell" style:parent-style-name="Default" style:data-style-name="N109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2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33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fo:background-color="#cc66ff"/>
      <style:text-properties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00ff66" fo:border="0.06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99ffff" fo:border="0.06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49" style:family="table-cell" style:parent-style-name="Default"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9999"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2" style:family="table-cell" style:parent-style-name="Default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3" style:family="table-cell" style:parent-style-name="Default" style:data-style-name="N109">
      <style:table-cell-properties fo:border="0.06pt solid #000000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4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5" style:family="table-cell" style:parent-style-name="Default">
      <style:table-cell-properties fo:background-color="#cc66ff" fo:border="0.06pt solid #000000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ccff00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ccff00" fo:border="0.06pt solid #000000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1" style:family="table-cell" style:parent-style-name="Default">
      <style:table-cell-properties fo:background-color="#99ffff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9999"/>
      <style:text-properties fo:font-size="14pt" style:font-size-asian="14pt" style:font-size-complex="14pt"/>
    </style:style>
    <style:style style:name="ce63" style:family="table-cell" style:parent-style-name="Default" style:data-style-name="N10000">
      <style:table-cell-properties fo:background-color="transparent"/>
      <style:text-properties fo:font-size="14pt" style:font-size-asian="14pt" style:font-size-complex="14pt"/>
    </style:style>
    <style:style style:name="ce66" style:family="table-cell" style:parent-style-name="Default" style:data-style-name="N10000">
      <style:text-properties fo:font-size="14pt" style:font-size-asian="14pt" style:font-size-complex="14pt"/>
    </style:style>
    <style:style style:name="ce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ext-properties style:font-name="Liberation Sans" style:font-name-asian="Noto Sans CJK SC Regular" style:font-name-complex="FreeSans"/>
    </style:style>
    <style:style style:name="ce69" style:family="table-cell" style:parent-style-name="Default">
      <style:table-cell-properties fo:background-color="#cc66ff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Tables" table:style-name="ta1">
        <table:table-column table:style-name="co1" table:number-columns-repeated="11" table:default-cell-style-name="ce27"/>
        <table:table-column table:style-name="co2" table:number-columns-repeated="1013" table:default-cell-style-name="ce27"/>
        <table:table-row table:style-name="ro1">
          <table:table-cell table:style-name="ce15" office:value-type="string" calcext:value-type="string">
            <text:p>Products</text:p>
          </table:table-cell>
          <table:table-cell table:style-name="ce15" office:value-type="string" calcext:value-type="string">
            <text:p>Options</text:p>
          </table:table-cell>
          <table:table-cell table:style-name="ce15" office:value-type="string" calcext:value-type="string">
            <text:p>ProductImages</text:p>
          </table:table-cell>
          <table:table-cell table:style-name="ce15" office:value-type="string" calcext:value-type="string">
            <text:p>BundleProducts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BundleImages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sswords</text:p>
          </table:table-cell>
          <table:table-cell table:style-name="ce15" office:value-type="string" calcext:value-type="string">
            <text:p>Categories</text:p>
          </table:table-cell>
          <table:table-cell table:style-name="ce15" office:value-type="string" calcext:value-type="string">
            <text:p>Carts</text:p>
          </table:table-cell>
          <table:table-cell table:style-name="ce15" office:value-type="string" calcext:value-type="string">
            <text:p>CartItem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23" office:value-type="string" calcext:value-type="string">
            <text:p>imageId</text:p>
          </table:table-cell>
          <table:table-cell table:number-columns-repeated="2" table:style-name="ce33" office:value-type="string" calcext:value-type="string">
            <text:p>bundleId</text:p>
          </table:table-cell>
          <table:table-cell table:style-name="ce23" office:value-type="string" calcext:value-type="string">
            <text:p>bundleImageId</text:p>
          </table:table-cell>
          <table:table-cell table:style-name="ce34" office:value-type="string" calcext:value-type="string">
            <text:p>userId</text:p>
          </table:table-cell>
          <table:table-cell table:style-name="ce35" office:value-type="string" calcext:value-type="string">
            <text:p>userId</text:p>
          </table:table-cell>
          <table:table-cell table:style-name="ce25" office:value-type="string" calcext:value-type="string">
            <text:p>categoryId</text:p>
          </table:table-cell>
          <table:table-cell table:style-name="ce36" office:value-type="string" calcext:value-type="string">
            <text:p>cartId</text:p>
          </table:table-cell>
          <table:table-cell table:style-name="ce23" office:value-type="string" calcext:value-type="string">
            <text:p>cartElemen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 office:value-type="string" calcext:value-type="string">
            <text:p>productName</text:p>
          </table:table-cell>
          <table:table-cell table:style-name="ce29" office:value-type="string" calcext:value-type="string">
            <text:p>productId</text:p>
          </table:table-cell>
          <table:table-cell table:style-name="ce28" office:value-type="string" calcext:value-type="string">
            <text:p>optionId</text:p>
          </table:table-cell>
          <table:table-cell table:style-name="ce16" office:value-type="string" calcext:value-type="string">
            <text:p>productId</text:p>
          </table:table-cell>
          <table:table-cell table:style-name="ce29" office:value-type="string" calcext:value-type="string">
            <text:p>bundleName</text:p>
          </table:table-cell>
          <table:table-cell table:style-name="ce33" office:value-type="string" calcext:value-type="string">
            <text:p>bundleId</text:p>
          </table:table-cell>
          <table:table-cell table:style-name="ce23" office:value-type="string" calcext:value-type="string">
            <text:p>userEmail</text:p>
          </table:table-cell>
          <table:table-cell table:style-name="ce23" office:value-type="string" calcext:value-type="string">
            <text:p>passwordHash</text:p>
          </table:table-cell>
          <table:table-cell table:style-name="ce23" office:value-type="string" calcext:value-type="string">
            <text:p>categoryName</text:p>
          </table:table-cell>
          <table:table-cell office:value-type="string" calcext:value-type="string">
            <text:p>userId</text:p>
          </table:table-cell>
          <table:table-cell table:style-name="ce36" office:value-type="string" calcext:value-type="string">
            <text:p>car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5" office:value-type="string" calcext:value-type="string">
            <text:p>categoryId</text:p>
          </table:table-cell>
          <table:table-cell table:style-name="ce23" office:value-type="string" calcext:value-type="string">
            <text:p>optionName</text:p>
          </table:table-cell>
          <table:table-cell table:style-name="ce29" office:value-type="string" calcext:value-type="string">
            <text:p>imageUrl</text:p>
          </table:table-cell>
          <table:table-cell table:style-name="ce29"/>
          <table:table-cell table:style-name="ce23" office:value-type="string" calcext:value-type="string">
            <text:p>discount</text:p>
          </table:table-cell>
          <table:table-cell table:style-name="ce23" office:value-type="string" calcext:value-type="string">
            <text:p>imageId</text:p>
          </table:table-cell>
          <table:table-cell table:style-name="ce23" office:value-type="string" calcext:value-type="string">
            <text:p>userFirstName</text:p>
          </table:table-cell>
          <table:table-cell table:style-name="ce23"/>
          <table:table-cell table:style-name="ce29"/>
          <table:table-cell table:style-name="ce23" office:value-type="string" calcext:value-type="string">
            <text:p>createdDate</text:p>
          </table:table-cell>
          <table:table-cell table:style-name="ce16" office:value-type="string" calcext:value-type="string">
            <text:p>productId</text:p>
          </table:table-cell>
          <table:table-cell/>
          <table:table-cell table:style-name="ce37"/>
          <table:table-cell table:number-columns-repeated="1011"/>
        </table:table-row>
        <table:table-row table:style-name="ro1">
          <table:table-cell table:style-name="ce23"/>
          <table:table-cell table:style-name="ce29" office:value-type="string" calcext:value-type="string">
            <text:p>optionImageColor</text:p>
          </table:table-cell>
          <table:table-cell table:style-name="ce29" table:number-columns-repeated="4"/>
          <table:table-cell table:style-name="ce23" office:value-type="string" calcext:value-type="string">
            <text:p>userLastName</text:p>
          </table:table-cell>
          <table:table-cell table:style-name="ce23"/>
          <table:table-cell table:style-name="ce29" table:number-columns-repeated="2"/>
          <table:table-cell table:style-name="ce28" office:value-type="string" calcext:value-type="string">
            <text:p>optionId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ImageIcon</text:p>
          </table:table-cell>
          <table:table-cell table:style-name="ce23" table:number-columns-repeated="4"/>
          <table:table-cell table:style-name="ce23" office:value-type="string" calcext:value-type="string">
            <text:p>userAddress1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quantity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3" office:value-type="string" calcext:value-type="string">
            <text:p>optionDimensions</text:p>
          </table:table-cell>
          <table:table-cell table:style-name="ce29" table:number-columns-repeated="2"/>
          <table:table-cell table:style-name="ce23" table:number-columns-repeated="2"/>
          <table:table-cell table:style-name="ce23" office:value-type="string" calcext:value-type="string">
            <text:p>userAddress2</text:p>
          </table:table-cell>
          <table:table-cell table:style-name="ce23"/>
          <table:table-cell table:style-name="ce29" table:number-columns-repeated="2"/>
          <table:table-cell table:style-name="ce29" office:value-type="string" calcext:value-type="string">
            <text:p>discount</text:p>
          </table:table-cell>
          <table:table-cell table:number-columns-repeated="1013"/>
        </table:table-row>
        <table:table-row table:style-name="ro1">
          <table:table-cell table:style-name="ce23"/>
          <table:table-cell table:style-name="ce29" office:value-type="string" calcext:value-type="string">
            <text:p>optionWeight</text:p>
          </table:table-cell>
          <table:table-cell table:style-name="ce29" table:number-columns-repeated="2"/>
          <table:table-cell table:style-name="ce23" table:number-columns-repeated="2"/>
          <table:table-cell table:style-name="Default"/>
          <table:table-cell table:style-name="ce23"/>
          <table:table-cell table:style-name="ce29" table:number-columns-repeated="2"/>
          <table:table-cell table:style-name="ce23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Materials</text:p>
          </table:table-cell>
          <table:table-cell table:style-name="ce23" table:number-columns-repeated="4"/>
          <table:table-cell table:style-name="ce29" table:number-columns-repeated="5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Input</text:p>
          </table:table-cell>
          <table:table-cell table:style-name="ce29" table:number-columns-repeated="9"/>
          <table:table-cell table:number-columns-repeated="1013"/>
        </table:table-row>
        <table:table-row table:style-name="ro1">
          <table:table-cell table:style-name="ce23"/>
          <table:table-cell table:style-name="ce30" office:value-type="string" calcext:value-type="string">
            <text:p>optionOutput</text:p>
          </table:table-cell>
          <table:table-cell table:style-name="ce31" table:number-columns-repeated="2"/>
          <table:table-cell table:style-name="ce29" table:number-columns-repeated="7"/>
          <table:table-cell table:number-columns-repeated="1013"/>
        </table:table-row>
        <table:table-row table:style-name="ro1">
          <table:table-cell table:style-name="ce26"/>
          <table:table-cell office:value-type="string" calcext:value-type="string">
            <text:p>optionPrice</text:p>
          </table:table-cell>
          <table:table-cell table:style-name="ce3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2" table:number-columns-repeated="2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userLastName</text:p>
          </table:table-cell>
          <table:table-cell office:value-type="string" calcext:value-type="string">
            <text:p>userAddress1</text:p>
          </table:table-cell>
          <table:table-cell office:value-type="string" calcext:value-type="string">
            <text:p>userAddress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iano_mesquita@hotmail.com" xlink:type="simple">emiliano_mesquita@hotmail.com</text:a>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Mesquita</text:p>
          </table:table-cell>
          <table:table-cell office:value-type="string" calcext:value-type="string">
            <text:p>Alsina 2501, CABA, Argentina</text:p>
          </table:table-cell>
          <table:table-cell/>
        </table:table-row>
      </table:table>
      <table:table table:name="Passwords" table:style-name="ta1">
        <table:table-column table:style-name="co2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userId</text:p>
          </table:table-cell>
          <table:table-cell office:value-type="string" calcext:value-type="string">
            <text:p>passwordHash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$2a$10$seBsMLEhSXf5LLJLqknLwuH49uDugpT/3NFmaSnzPCRd1bn.UzbWi</text:p>
          </table:table-cell>
        </table:table-row>
      </table:table>
      <table:table table:name="Products" table:style-name="ta2">
        <table:table-column table:style-name="co9" table:default-cell-style-name="ce27"/>
        <table:table-column table:style-name="co10" table:default-cell-style-name="ce27"/>
        <table:table-column table:style-name="co9" table:number-columns-repeated="1012" table:default-cell-style-name="ce27"/>
        <table:table-column table:style-name="co9" table:number-columns-repeated="10" table:default-cell-style-name="Default"/>
        <table:table-row table:style-name="ro1">
          <table:table-cell table:style-name="ce17" office:value-type="string" calcext:value-type="string">
            <text:p>productId</text:p>
          </table:table-cell>
          <table:table-cell table:style-name="ce26" office:value-type="string" calcext:value-type="string">
            <text:p>productName</text:p>
          </table:table-cell>
          <table:table-cell table:style-name="ce18"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OnePlus3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ePlus 3/3T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terbox Case for OnePlus 3/3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2 StyleSwa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Protectiv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X Flip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Plus X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nePlus X Translucent Cov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nePlus Powerbank Silicone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Plus iPhone 6/6S Cas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nePlus 3/3T Curved Glass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ePlus 3/3T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nePlus 2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ePlus X Tempered Glass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nePlus X Premium Screen Protecto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Plus Dash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nePlus Dash Type-C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nePlus USB TypeC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nePlus Dash Car Charg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nePlus MicroUSB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nePlus MicroUSB OTG Cab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nePlus MicroUSB Power Adapt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Plus 10000 mAh Powerbank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ePlus Bullets v2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nePlus Icons Headphon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nePlus Travel Backpack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ePlus Travel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nePlus Leather Messenger Bag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ePlus Never Settle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nePlus Dash T-Shirt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3">
        <table:table-column table:style-name="co11" table:number-columns-repeated="8" table:default-cell-style-name="ce27"/>
        <table:table-column table:style-name="co2" table:number-columns-repeated="1015" table:default-cell-style-name="ce27"/>
        <table:table-row table:style-name="ro1">
          <table:table-cell table:style-name="ce18"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llpho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en Protecto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ger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wer Banks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adphone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ar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ptions" table:style-name="ta6">
        <table:table-column table:style-name="co25" table:default-cell-style-name="ce49"/>
        <table:table-column table:style-name="co11" table:number-columns-repeated="3" table:default-cell-style-name="ce49"/>
        <table:table-column table:style-name="co26" table:default-cell-style-name="ce49"/>
        <table:table-column table:style-name="co27" table:default-cell-style-name="ce49"/>
        <table:table-column table:style-name="co11" table:default-cell-style-name="ce49"/>
        <table:table-column table:style-name="co28" table:default-cell-style-name="ce49"/>
        <table:table-column table:style-name="co29" table:default-cell-style-name="ce49"/>
        <table:table-column table:style-name="co30" table:default-cell-style-name="ce49"/>
        <table:table-column table:style-name="co9" table:default-cell-style-name="ce66"/>
        <table:table-column table:style-name="co11" table:number-columns-repeated="1007" table:default-cell-style-name="ce49"/>
        <table:table-column table:style-name="co11" table:number-columns-repeated="6" table:default-cell-style-name="Default"/>
        <table:table-row table:style-name="ro1">
          <table:table-cell table:style-name="ce19" office:value-type="string" calcext:value-type="string">
            <text:p>optionId</text:p>
          </table:table-cell>
          <table:table-cell table:style-name="ce48" office:value-type="string" calcext:value-type="string">
            <text:p>productId</text:p>
          </table:table-cell>
          <table:table-cell table:style-name="ce48" office:value-type="string" calcext:value-type="string">
            <text:p>optionName</text:p>
          </table:table-cell>
          <table:table-cell table:style-name="ce48" office:value-type="string" calcext:value-type="string">
            <text:p>optionImageColor</text:p>
          </table:table-cell>
          <table:table-cell table:style-name="ce48" office:value-type="string" calcext:value-type="string">
            <text:p>optionImageIcon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Materials</text:p>
          </table:table-cell>
          <table:table-cell office:value-type="string" calcext:value-type="string">
            <text:p>optionInput</text:p>
          </table:table-cell>
          <table:table-cell office:value-type="string" calcext:value-type="string">
            <text:p>optionOutput</text:p>
          </table:table-cell>
          <table:table-cell table:style-name="ce63" office:value-type="string" calcext:value-type="string">
            <text:p>optionPrice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4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2.5 x 76.8 x 9.2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3t-protective-case/bamboo/iconbg.jpg</text:p>
          </table:table-cell>
          <table:table-cell office:value-type="string" calcext:value-type="string">
            <text:p>152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Bamboo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ony Wood</text:p>
          </table:table-cell>
          <table:table-cell/>
          <table:table-cell office:value-type="string" calcext:value-type="string">
            <text:p>/cases/3t-protective-case/ebony-wood/iconbg.jpg</text:p>
          </table:table-cell>
          <table:table-cell office:value-type="string" calcext:value-type="string">
            <text:p>153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Ebony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3t-protective-case/karbon/iconbg.jpg</text:p>
          </table:table-cell>
          <table:table-cell office:value-type="string" calcext:value-type="string">
            <text:p>154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3t-protective-case/rosewood/iconbg.jpg</text:p>
          </table:table-cell>
          <table:table-cell office:value-type="string" calcext:value-type="string">
            <text:p>155.5 x 76.8 x 9mm</text:p>
          </table:table-cell>
          <table:table-cell office:value-type="string" calcext:value-type="string">
            <text:p>12g</text:p>
          </table:table-cell>
          <table:table-cell office:value-type="string" calcext:value-type="string">
            <text:p>Rosewood+Kevlar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5 x 78.5 x 13mm</text:p>
          </table:table-cell>
          <table:table-cell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5 x 78.5 x13mm</text:p>
          </table:table-cell>
          <table:table-cell table:style-name="ce54" office:value-type="string" calcext:value-type="string">
            <text:p>85g</text:p>
          </table:table-cell>
          <table:table-cell office:value-type="string" calcext:value-type="string">
            <text:p>PC+PU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dinal Red</text:p>
          </table:table-cell>
          <table:table-cell office:value-type="string" calcext:value-type="string">
            <text:p>#8A343D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 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8 x 83 x 12.2mm</text:p>
          </table:table-cell>
          <table:table-cell office:value-type="string" calcext:value-type="string">
            <text:p>98g</text:p>
          </table:table-cell>
          <table:table-cell office:value-type="string" calcext:value-type="string">
            <text:p>PC + Silicone</text:p>
          </table:table-cell>
          <table:table-cell table:number-columns-repeated="2"/>
          <table:table-cell office:value-type="float" office:value="24.95" calcext:value-type="float">
            <text:p>24.9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/cases/2-styleswap/bamboo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Bamboo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2-styleswap/black-apricot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2-styleswap/karbon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Kevlar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2-styleswap/rosewood/iconbg.jpg</text:p>
          </table:table-cell>
          <table:table-cell office:value-type="string" calcext:value-type="string">
            <text:p>127.9 x 80.9 x 7.1 mm</text:p>
          </table:table-cell>
          <table:table-cell office:value-type="string" calcext:value-type="string">
            <text:p>18g</text:p>
          </table:table-cell>
          <table:table-cell office:value-type="string" calcext:value-type="string">
            <text:p>PC + Wood</text:p>
          </table:table-cell>
          <table:table-cell table:number-columns-repeated="2"/>
          <table:table-cell office:value-type="float" office:value="18.89" calcext:value-type="float">
            <text:p>18.89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 table:style-name="Default"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9BC9E3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#FBD326</text:p>
          </table:table-cell>
          <table:table-cell/>
          <table:table-cell office:value-type="string" calcext:value-type="string">
            <text:p>153.4 x 80 x 14.5mm</text:p>
          </table:table-cell>
          <table:table-cell office:value-type="string" calcext:value-type="string">
            <text:p>55g</text:p>
          </table:table-cell>
          <table:table-cell office:value-type="string" calcext:value-type="string">
            <text:p>PU + 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3.9 x 77.6 x 11.45 mm</text:p>
          </table:table-cell>
          <table:table-cell office:value-type="string" calcext:value-type="string">
            <text:p>23.9g</text:p>
          </table:table-cell>
          <table:table-cell office:value-type="string" calcext:value-type="string">
            <text:p>Silicone + 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Sandstone PET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mboo</text:p>
          </table:table-cell>
          <table:table-cell table:style-name="Default"/>
          <table:table-cell office:value-type="string" calcext:value-type="string">
            <text:p>/cases/x-protective-case/bamboo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an Bamboo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 Apricot</text:p>
          </table:table-cell>
          <table:table-cell/>
          <table:table-cell office:value-type="string" calcext:value-type="string">
            <text:p>/cases/x-protective-case/black-apricot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Black Apricot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on</text:p>
          </table:table-cell>
          <table:table-cell/>
          <table:table-cell office:value-type="string" calcext:value-type="string">
            <text:p>/cases/x-protective-case/karbon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DuPont Kevlar fiber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sewood</text:p>
          </table:table-cell>
          <table:table-cell/>
          <table:table-cell office:value-type="string" calcext:value-type="string">
            <text:p>/cases/x-protective-case/rosewood/iconbg.jpg</text:p>
          </table:table-cell>
          <table:table-cell office:value-type="string" calcext:value-type="string">
            <text:p>141.8 x 70.8 x 8.3mm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Rosewood</text:p>
          </table:table-cell>
          <table:table-cell table:number-columns-repeated="2"/>
          <table:table-cell office:value-type="float" office:value="17.49" calcext:value-type="float">
            <text:p>17.4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6621D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2 x 72 x 10.5mm</text:p>
          </table:table-cell>
          <table:table-cell office:value-type="string" calcext:value-type="string">
            <text:p>48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EB0028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43.2 x 72.4 x 9.6mm</text:p>
          </table:table-cell>
          <table:table-cell table:style-name="Default" office:value-type="string" calcext:value-type="string">
            <text:p>17g</text:p>
          </table:table-cell>
          <table:table-cell office:value-type="string" calcext:value-type="string">
            <text:p>Silicone+PC</text:p>
          </table:table-cell>
          <table:table-cell table:number-columns-repeated="2"/>
          <table:table-cell office:value-type="float" office:value="10.49" calcext:value-type="float">
            <text:p>10.49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#E8E8EA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#B0B0B0</text:p>
          </table:table-cell>
          <table:table-cell/>
          <table:table-cell office:value-type="string" calcext:value-type="string">
            <text:p>141.6 x 70.8 x 8.4mm</text:p>
          </table:table-cell>
          <table:table-cell office:value-type="string" calcext:value-type="string">
            <text:p>15g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6.29" calcext:value-type="float">
            <text:p>6.29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#333C4B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#797876</text:p>
          </table:table-cell>
          <table:table-cell table:number-columns-repeated="3"/>
          <table:table-cell office:value-type="string" calcext:value-type="string">
            <text:p>Rich Tuscan vegetable tan leather, German wool felt</text:p>
          </table:table-cell>
          <table:table-cell table:number-columns-repeated="2"/>
          <table:table-cell office:value-type="float" office:value="59.49" calcext:value-type="float">
            <text:p>59.49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#A9C500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#33AFD9</text:p>
          </table:table-cell>
          <table:table-cell/>
          <table:table-cell office:value-type="string" calcext:value-type="string">
            <text:p>159.7 x 81 x 15.5 mm</text:p>
          </table:table-cell>
          <table:table-cell office:value-type="string" calcext:value-type="string">
            <text:p>49.45g</text:p>
          </table:table-cell>
          <table:table-cell office:value-type="string" calcext:value-type="string">
            <text:p>Silicone</text:p>
          </table:table-cell>
          <table:table-cell table:number-columns-repeated="2"/>
          <table:table-cell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#333333</text:p>
          </table:table-cell>
          <table:table-cell/>
          <table:table-cell table:number-columns-repeated="2" table:style-name="ce54" office:value-type="string" calcext:value-type="string">
            <text:p>Not Specified</text:p>
          </table:table-cell>
          <table:table-cell office:value-type="string" calcext:value-type="string">
            <text:p>PC</text:p>
          </table:table-cell>
          <table:table-cell table:number-columns-repeated="2"/>
          <table:table-cell office:value-type="float" office:value="13.99" calcext:value-type="float">
            <text:p>13.9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#333333</text:p>
          </table:table-cell>
          <table:table-cell/>
          <table:table-cell table:style-name="ce54" office:value-type="string" calcext:value-type="string">
            <text:p>149.6 x 71.5 x 0.6mm</text:p>
          </table:table-cell>
          <table:table-cell table:style-name="ce5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style-name="ce54" office:value-type="string" calcext:value-type="string">
            <text:p>149.6 x 71.5 x 0.6mm</text:p>
          </table:table-cell>
          <table:table-cell table:style-name="ce54" office:value-type="string" calcext:value-type="string">
            <text:p>12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54" office:value-type="string" calcext:value-type="string">
            <text:p>144 x 66.2 x 0.45mm</text:p>
          </table:table-cell>
          <table:table-cell table:style-name="ce54" office:value-type="string" calcext:value-type="string">
            <text:p>9g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ce54" office:value-type="string" calcext:value-type="string">
            <text:p>148.8 x 71.9 x 0.15mm</text:p>
          </table:table-cell>
          <table:table-cell table:style-name="ce54" office:value-type="string" calcext:value-type="string">
            <text:p>4.5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54" office:value-type="string" calcext:value-type="string">
            <text:p>132.5 x 62 x 0.2mm</text:p>
          </table:table-cell>
          <table:table-cell table:style-name="ce54" office:value-type="string" calcext:value-type="string">
            <text:p>9g</text:p>
          </table:table-cell>
          <table:table-cell office:value-type="string" calcext:value-type="string">
            <text:p>Tempered Glass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54" office:value-type="string" calcext:value-type="string">
            <text:p>132.5 x 62 x 0.15mm</text:p>
          </table:table-cell>
          <table:table-cell table:style-name="ce54" office:value-type="string" calcext:value-type="string">
            <text:p>4g</text:p>
          </table:table-cell>
          <table:table-cell office:value-type="string" calcext:value-type="string">
            <text:p>PET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 10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54" office:value-type="string" calcext:value-type="string">
            <text:p>US 150cm</text:p>
          </table:table-cell>
          <table:table-cell table:number-columns-repeated="2"/>
          <table:table-cell office:value-type="string" calcext:value-type="string">
            <text:p>33 x 33 x 70mm</text:p>
          </table:table-cell>
          <table:table-cell office:value-type="string" calcext:value-type="string">
            <text:p>71g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00-240V~50/60Hz 0.6A</text:p>
          </table:table-cell>
          <table:table-cell office:value-type="string" calcext:value-type="string">
            <text:p>5V=4A</text:p>
          </table:table-cell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0cm</text:p>
          </table:table-cell>
          <table:table-cell table:number-columns-repeated="2"/>
          <table:table-cell office:value-type="string" calcext:value-type="string">
            <text:p>100cm long</text:p>
          </table:table-cell>
          <table:table-cell office:value-type="string" calcext:value-type="string">
            <text:p>40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4.95" calcext:value-type="float">
            <text:p>14.9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cm</text:p>
          </table:table-cell>
          <table:table-cell table:number-columns-repeated="2"/>
          <table:table-cell office:value-type="string" calcext:value-type="string">
            <text:p>150cm long</text:p>
          </table:table-cell>
          <table:table-cell office:value-type="string" calcext:value-type="string">
            <text:p>56g</text:p>
          </table:table-cell>
          <table:table-cell office:value-type="string" calcext:value-type="string">
            <text:p>TPE+PC+PBT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10cm long</text:p>
          </table:table-cell>
          <table:table-cell office:value-type="string" calcext:value-type="string">
            <text:p>10g</text:p>
          </table:table-cell>
          <table:table-cell office:value-type="string" calcext:value-type="string">
            <text:p>TPE</text:p>
          </table:table-cell>
          <table:table-cell table:number-columns-repeated="2"/>
          <table:table-cell office:value-type="float" office:value="9.95" calcext:value-type="float">
            <text:p>9.9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54" office:value-type="string" calcext:value-type="string">
            <text:p>Not Specified</text:p>
          </table:table-cell>
          <table:table-cell office:value-type="string" calcext:value-type="string">
            <text:p>12V/24V=2.5A</text:p>
          </table:table-cell>
          <table:table-cell office:value-type="string" calcext:value-type="string">
            <text:p>Dash Charge: 3.4V~5V=3.5AStandard: 5V=2A</text:p>
          </table:table-cell>
          <table:table-cell office:value-type="float" office:value="29.95" calcext:value-type="float">
            <text:p>29.9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150cm long</text:p>
          </table:table-cell>
          <table:table-cell/>
          <table:table-cell table:style-name="ce54" office:value-type="string" calcext:value-type="string">
            <text:p>Not Specified</text:p>
          </table:table-cell>
          <table:table-cell table:number-columns-repeated="2"/>
          <table:table-cell office:value-type="float" office:value="5.99" calcext:value-type="float">
            <text:p>5.9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7.5cm long</text:p>
          </table:table-cell>
          <table:table-cell office:value-type="string" calcext:value-type="string">
            <text:p>13g</text:p>
          </table:table-cell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7.99" calcext:value-type="float">
            <text:p>7.99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Not Specified</text:p>
          </table:table-cell>
          <table:table-cell/>
          <table:table-cell office:value-type="string" calcext:value-type="string">
            <text:p>Not Specified</text:p>
          </table:table-cell>
          <table:table-cell table:number-columns-repeated="2"/>
          <table:table-cell office:value-type="float" office:value="6.99" calcext:value-type="float">
            <text:p>6.9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ack</text:p>
          </table:table-cell>
          <table:table-cell table:style-name="ce54" office:value-type="string" calcext:value-type="string">
            <text:p>#333333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office:value-type="string" calcext:value-type="string">
            <text:p>142.8 × 72.6 × 16.2 mm</text:p>
          </table:table-cell>
          <table:table-cell office:value-type="string" calcext:value-type="string">
            <text:p>220g</text:p>
          </table:table-cell>
          <table:table-cell office:value-type="string" calcext:value-type="string">
            <text:p>Not Specified</text:p>
          </table:table-cell>
          <table:table-cell office:value-type="string" calcext:value-type="string">
            <text:p>DC 5V/2A, Output 2 USB</text:p>
          </table:table-cell>
          <table:table-cell office:value-type="string" calcext:value-type="string">
            <text:p>5V/2A (One device), 5V/1A (Two devices)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ack</text:p>
          </table:table-cell>
          <table:table-cell table:style-name="ce54" office:value-type="string" calcext:value-type="string">
            <text:p>#333333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#FFFFFF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19.95" calcext:value-type="float">
            <text:p>19.9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#EFDFB4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#B9B9B9</text:p>
          </table:table-cell>
          <table:table-cell/>
          <table:table-cell table:number-columns-repeated="3" office:value-type="string" calcext:value-type="string">
            <text:p>Not Specified</text:p>
          </table:table-cell>
          <table:table-cell table:number-columns-repeated="2"/>
          <table:table-cell office:value-type="float" office:value="49.99" calcext:value-type="float">
            <text:p>49.99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445 x 150 x 450mm</text:p>
          </table:table-cell>
          <table:table-cell office:value-type="string" calcext:value-type="string">
            <text:p>708g</text:p>
          </table:table-cell>
          <table:table-cell office:value-type="string" calcext:value-type="string">
            <text:p>600D Polyester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ack</text:p>
          </table:table-cell>
          <table:table-cell table:style-name="ce54" office:value-type="string" calcext:value-type="string">
            <text:p>#333333</text:p>
          </table:table-cell>
          <table:table-cell/>
          <table:table-cell office:value-type="string" calcext:value-type="string">
            <text:p>350 x 130 x 390mm</text:p>
          </table:table-cell>
          <table:table-cell office:value-type="string" calcext:value-type="string">
            <text:p>740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e Gray</text:p>
          </table:table-cell>
          <table:table-cell office:value-type="string" calcext:value-type="string">
            <text:p>#3F5263</text:p>
          </table:table-cell>
          <table:table-cell/>
          <table:table-cell office:value-type="string" calcext:value-type="string">
            <text:p>351 x 130 x 390mm</text:p>
          </table:table-cell>
          <table:table-cell office:value-type="string" calcext:value-type="string">
            <text:p>741g</text:p>
          </table:table-cell>
          <table:table-cell office:value-type="string" calcext:value-type="string">
            <text:p>Canva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380 x 290 x 130mm</text:p>
          </table:table-cell>
          <table:table-cell office:value-type="string" calcext:value-type="string">
            <text:p>930g</text:p>
          </table:table-cell>
          <table:table-cell office:value-type="string" calcext:value-type="string">
            <text:p>Canvas + Leather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5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6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7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8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99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0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1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2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3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4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5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6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7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8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09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XL</text:p>
          </table:table-cell>
          <table:table-cell table:number-columns-repeated="2"/>
          <table:table-cell table:number-columns-repeated="2" office:value-type="string" calcext:value-type="string">
            <text:p>Not Specified</text:p>
          </table:table-cell>
          <table:table-cell office:value-type="string" calcext:value-type="string">
            <text:p>110% Cotton, 5% Polyurethan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Gunmetal</text:p>
          </table:table-cell>
          <table:table-cell office:value-type="string" calcext:value-type="string">
            <text:p>#5A5050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GB SoftGold</text:p>
          </table:table-cell>
          <table:table-cell office:value-type="string" calcext:value-type="string">
            <text:p>#B1A897</text:p>
          </table:table-cell>
          <table:table-cell/>
          <table:table-cell office:value-type="string" calcext:value-type="string">
            <text:p>152.7 x 74.7 x 7.35 mm</text:p>
          </table:table-cell>
          <table:table-cell office:value-type="string" calcext:value-type="string">
            <text:p>158g</text:p>
          </table:table-cell>
          <table:table-cell table:style-name="ce54" office:value-type="string" calcext:value-type="string">
            <text:p>Anodized aluminum</text:p>
          </table:table-cell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1">
        <table:table-column table:style-name="co2" table:default-cell-style-name="Default"/>
        <table:table-column table:style-name="co2" table:default-cell-style-name="ce64"/>
        <table:table-column table:style-name="co18" table:default-cell-style-name="ce64"/>
        <table:table-column table:style-name="co2" table:number-columns-repeated="5" table:default-cell-style-name="Default"/>
        <table:table-column table:style-name="co2" table:default-cell-style-name="ce65"/>
        <table:table-row table:style-name="ro3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5"/>
          <table:table-cell table:style-name="Default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.png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back-side-right.png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front.png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cases/3t-protective-case/sandstone/side.png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.png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left.png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back-side-right.png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front.png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cases/3t-protective-case/bamboo/side.png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.png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left.png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back-side-right.png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front.png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cases/3t-protective-case/ebony-wood/side.png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.png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left.png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back-side-right.png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front.png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cases/3t-protective-case/karbon/side.png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.png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left.png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back-side-right.png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front.png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cases/3t-protective-case/rosewood/side.png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back.png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cover/black/front.png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cases/3t-flip-cover/black/side.png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back.png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cover/gray/front.png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cases/3t-flip-cover/gray/side.png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.png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back-front.png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cases/3t-otterbox/cardinal-red/front.png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.png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back-front.png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/cases/3t-otterbox/dark-matter/front.png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.png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back-front.png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cases/3t-otterbox/saharan-white/front.png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/cases/2-styleswap/bamboo/back.png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cases/2-styleswap/black-apricot/back.png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/cases/2-styleswap/karbon/back.png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cases/2-styleswap/rosewood/back.png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/cases/2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cases/2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/cases/2-flipcover/gray/gray-front.png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cases/2-flipcover/blue/blue-front.png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/cases/2-flipcover/yellow/yellow-front.png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cases/2-siliconecase/red/red-back.png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cases/2-siliconecase/white/white-back.png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cases/2-siliconecase/blue/blue-back.png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/cases/x-protective-case/sandstone/sandstone-back.png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cases/x-protective-case/bamboo/bamboo-back.png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/cases/x-protective-case/black-apricot/black-apricot-back.png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/cases/x-protective-case/karbon/karbon-back.png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/cases/x-protective-case/rosewood/rosewood-back.png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cases/x-flipcover/black/black-front.png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/cases/x-flipcover/white/white-front.png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cases/x-flipcover/orange/orange-front.png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/cases/x-flipcover/gray/gray-front.png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cases/x-silicone/red/red-back.png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/cases/x-silicone/black/black-back.png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/cases/x-silicone/white/white-back.png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/cases/x-silicone/blue/blue-back.png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/cases/x-translucent/clear/clear-back.png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/cases/x-translucent/gray/gray-back.png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front.png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back.png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/cases/x-hard-graft-case/ocean/ocean-side.png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front.png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back.png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/cases/x-hard-graft-case/ocean/neutral-side.png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/cases/powerbank-silicone/black/black-front.png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/cases/powerbank-silicone/white/white-front.png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/cases/powerbank-silicone/green/green-front.png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/cases/powerbank-silicone/blue/blue-front.png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.png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/cases/iphone6-6s-case/sandstone/back-side-left.png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ox.png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/screen-protectors/3-3t-curved-glass/black/black-front.png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box.png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/screen-protectors/3-3t-curved-glass/white/white-front.png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box.png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.png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right.png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screen-protectors/3-3t-glass/front-side-horizontal.png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/screen-protectors/2-premium/box.png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/screen-protectors/x-glass/box.png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screen-protectors/x-premium/box.png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/chargers/dash-power-adapter/front.png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/cables/dash-cable/100/side.png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cables/dash-cable/150/side.png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stretched.png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/cables/c-otg/side-curled.png</text:p>
          </table:table-cell>
          <table:table-cell table:number-columns-repeated="6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side-right.png</text:p>
          </table:table-cell>
          <table:table-cell table:number-columns-repeated="6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top-down.png</text:p>
          </table:table-cell>
          <table:table-cell table:number-columns-repeated="6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/chargers/dash-car-charger/included-cable.png</text:p>
          </table:table-cell>
          <table:table-cell table:number-columns-repeated="6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/cables/micro-usb/150/side.png</text:p>
          </table:table-cell>
          <table:table-cell table:number-columns-repeated="6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/cables/micro-usb-otg/side-curled.png</text:p>
          </table:table-cell>
          <table:table-cell table:number-columns-repeated="6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/chargers/usb-power-adapter/side.png</text:p>
          </table:table-cell>
          <table:table-cell table:number-columns-repeated="6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/power-banks/oneplus-power-bank/black/front.png</text:p>
          </table:table-cell>
          <table:table-cell table:number-columns-repeated="6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/power-banks/oneplus-power-bank/white/front.png</text:p>
          </table:table-cell>
          <table:table-cell table:number-columns-repeated="6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/audio/bullets-v2/black/front.png</text:p>
          </table:table-cell>
          <table:table-cell table:number-columns-repeated="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/audio/bullets-v2/white/front.png</text:p>
          </table:table-cell>
          <table:table-cell table:number-columns-repeated="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/audio/icons/gold/front.png</text:p>
          </table:table-cell>
          <table:table-cell table:number-columns-repeated="6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/audio/icons/graphite/front.png</text:p>
          </table:table-cell>
          <table:table-cell table:number-columns-repeated="6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side-left.png</text:p>
          </table:table-cell>
          <table:table-cell table:number-columns-repeated="6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front.png</text:p>
          </table:table-cell>
          <table:table-cell table:number-columns-repeated="6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/gear/oneplus-travel-backpack/back.png</text:p>
          </table:table-cell>
          <table:table-cell table:number-columns-repeated="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/gear/oneplus-travel-messenger/black/side-left.png</text:p>
          </table:table-cell>
          <table:table-cell table:number-columns-repeated="6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/gear/oneplus-travel-messenger/blue-gray/side-left.png</text:p>
          </table:table-cell>
          <table:table-cell table:number-columns-repeated="6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-left.png</text:p>
          </table:table-cell>
          <table:table-cell table:number-columns-repeated="6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side.png</text:p>
          </table:table-cell>
          <table:table-cell table:number-columns-repeated="6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/gear/oneplus-leather-messenger/back.png</text:p>
          </table:table-cell>
          <table:table-cell table:number-columns-repeated="6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/gear/oneplus-ns-tshirt/front.png</text:p>
          </table:table-cell>
          <table:table-cell table:number-columns-repeated="6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/gear/oneplus-dash-tshirt/front.png</text:p>
          </table:table-cell>
          <table:table-cell table:number-columns-repeated="6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/gear/oneplus-dash-tshirt/fron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gold.png</text:p>
          </table:table-cell>
          <table:table-cell table:number-columns-repeated="5"/>
          <table:table-cell table:style-name="Default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/oneplus3t/3t-back.png</text:p>
          </table:table-cell>
          <table:table-cell table:number-columns-repeated="5"/>
          <table:table-cell table:style-name="Default"/>
        </table:table-row>
      </table:table>
      <table:table table:name="Bundles" table:style-name="ta5">
        <table:table-column table:style-name="co19" table:default-cell-style-name="ce27"/>
        <table:table-column table:style-name="co20" table:default-cell-style-name="ce27"/>
        <table:table-column table:style-name="co19" table:default-cell-style-name="ce27"/>
        <table:table-column table:style-name="co11" table:number-columns-repeated="1007" table:default-cell-style-name="ce27"/>
        <table:table-column table:style-name="co11" table:number-columns-repeated="14" table:default-cell-style-name="Default"/>
        <table:table-row table:style-name="ro1">
          <table:table-cell table:style-name="ce24" office:value-type="string" calcext:value-type="string">
            <text:p>bundleId</text:p>
          </table:table-cell>
          <table:table-cell office:value-type="string" calcext:value-type="string">
            <text:p>bundleNam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Plus 3/3T Go Big Or Go Home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Plus 3/3T Essentials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sh Power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Plus 3/3T StyleSwap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Plus Power Up! Bund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ePlus 2 Go Big Or Go Hom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ePlus 2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Plus X Essentials Bundl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nePlus Gear Bundle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Images" table:style-name="ta1">
        <table:table-column table:style-name="co21" table:default-cell-style-name="Default"/>
        <table:table-column table:style-name="co2" table:default-cell-style-name="ce64"/>
        <table:table-column table:style-name="co22" table:default-cell-style-name="ce64"/>
        <table:table-row table:style-name="ro2">
          <table:table-cell office:value-type="string" calcext:value-type="string">
            <text:p>bundleImageId</text:p>
          </table:table-cell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imageUrl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bundles/go-big-go-home/black-apricot.png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ebony-wood.png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karbon.png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rosewood.png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bundles/go-big-go-home/sandstone.png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black-apricot.png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ebony-wood.png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karbon.png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rosewood.png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bundles/essentials/sandstone.png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left.png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.png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side-european.png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bundles/dash-power/dash-cable.png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karbon.png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rosewood.pn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amboo.png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black-apricot.png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bundles/style-swap/sandstone.p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translucent.png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green.png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ue.png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bundles/power-up/black-black.png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amboo.png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black-apricot.png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karbon.png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bundles/2-go-big-go-home/rosewood.png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amboo.png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black-apricot.png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karbon.png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bundles/2-essentials/rosewood.png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amboo.png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black-apricot.png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karbon.png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rosewood.png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bundles/x-essentials/sandstone.png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backpack-dash.png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ue-dash.png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bundles/gear/travel-black-dash.png</text:p>
          </table:table-cell>
        </table:table-row>
      </table:table>
      <table:table table:name="BundleProducts" table:style-name="ta1">
        <table:table-column table:style-name="co23" table:default-cell-style-name="ce64"/>
        <table:table-column table:style-name="co2" table:default-cell-style-name="ce64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product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BundleCategories" table:style-name="ta1">
        <table:table-column table:style-name="co24" table:default-cell-style-name="ce64"/>
        <table:table-column table:style-name="co2" table:default-cell-style-name="ce64"/>
        <table:table-row table:style-name="ro2">
          <table:table-cell table:style-name="Default" office:value-type="string" calcext:value-type="string">
            <text:p>bundleId</text:p>
          </table:table-cell>
          <table:table-cell table:style-name="Default" office:value-type="string" calcext:value-type="string">
            <text:p>category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7:44:58.966270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01:18.372141274</meta:creation-date>
    <dc:date>2017-08-14T17:47:58.107812488</dc:date>
    <meta:editing-duration>PT15H33M22S</meta:editing-duration>
    <meta:editing-cycles>93</meta:editing-cycles>
    <meta:generator>LibreOffice/5.3.1.2$Linux_X86_64 LibreOffice_project/30m0$Build-2</meta:generator>
    <meta:document-statistic meta:table-count="11" meta:cell-count="1537" meta:object-count="0"/>
  </office:meta>
</office:document-meta>
</file>